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5096" officeooo:paragraph-rsid="000f5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에 올리기 연습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7" meta:character-count="11" meta:non-whitespace-character-count="9"/>
    <meta:generator>LibreOffice/5.1.6.2$Linux_X86_64 LibreOffice_project/10m0$Build-2</meta:generator>
  </office:meta>
</office:document-meta>
</file>